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Calibri1" svg:font-family="Calibri, sans-serif"/>
    <style:font-face style:name="Georgia" svg:font-family="Georgia"/>
    <style:font-face style:name="Mangal1" svg:font-family="Mangal"/>
    <style:font-face style:name="Open Sans" svg:font-family="'Open Sans', HelveticaNeue, 'Helvetica Neue', Helvetica, Arial, sans-serif"/>
    <style:font-face style:name="Raleway" svg:font-family="Raleway, sans-serif"/>
    <style:font-face style:name="arial" svg:font-family="arial, sans-serif"/>
    <style:font-face style:name="inherit" svg:font-family="inherit"/>
    <style:font-face style:name="monospace" svg:font-family="monospace"/>
    <style:font-face style:name="q serif" svg:font-family="'q serif', Georgia, Times, 'Times New Roman', 'Hiragino Kaku Gothic Pro', Meiryo, serif"/>
    <style:font-face style:name="sans-serif" svg:font-family="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2pt" fo:font-weight="bold" officeooo:rsid="0019c493" officeooo:paragraph-rsid="0019c493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Calibri" fo:font-size="12pt" fo:font-weight="bold" officeooo:paragraph-rsid="001bdc86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Calibri" fo:font-size="12pt" fo:font-weight="bold" officeooo:rsid="001d145b" officeooo:paragraph-rsid="001d145b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Calibri" fo:font-size="12pt" fo:font-weight="bold" officeooo:paragraph-rsid="001f5e32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Calibri" fo:font-size="12pt" fo:font-weight="bold" officeooo:paragraph-rsid="00222b78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Calibri" fo:font-size="12pt" fo:font-weight="bold" officeooo:rsid="00222b78" officeooo:paragraph-rsid="00222b78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Calibri" fo:font-size="12pt" fo:font-weight="bold" officeooo:paragraph-rsid="0025a10b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Calibri" fo:font-size="12pt" fo:font-weight="bold" officeooo:rsid="0025a10b" officeooo:paragraph-rsid="0025a10b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Calibri" fo:font-size="12pt" fo:font-weight="bold" officeooo:paragraph-rsid="00263f36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Calibri" fo:font-size="12pt" fo:font-weight="bold" officeooo:rsid="001a1ecf" officeooo:paragraph-rsid="00263f36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Calibri" fo:font-size="12pt" officeooo:rsid="0019c493" officeooo:paragraph-rsid="0019c493" style:font-size-asian="12pt" style:font-size-complex="12pt"/>
    </style:style>
    <style:style style:name="P12" style:family="paragraph" style:parent-style-name="Standard">
      <style:text-properties style:font-name="Calibri" fo:font-size="12pt" officeooo:paragraph-rsid="001f642b" style:font-size-asian="12pt" style:font-size-complex="12pt"/>
    </style:style>
    <style:style style:name="P13" style:family="paragraph" style:parent-style-name="Standard">
      <style:text-properties style:font-name="Calibri" fo:font-size="12pt" officeooo:rsid="001f5e32" officeooo:paragraph-rsid="001f5e32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Calibri" fo:font-size="12pt" style:font-size-asian="12pt" style:font-size-complex="12pt"/>
    </style:style>
    <style:style style:name="P15" style:family="paragraph" style:parent-style-name="Standard" style:list-style-name="L10">
      <style:paragraph-properties fo:text-align="start" style:justify-single-word="false"/>
      <style:text-properties style:font-name="Calibri" fo:font-size="12pt" style:font-size-asian="12pt" style:font-size-complex="12pt"/>
    </style:style>
    <style:style style:name="P16" style:family="paragraph" style:parent-style-name="Standard" style:list-style-name="L11">
      <style:paragraph-properties fo:text-align="start" style:justify-single-word="false"/>
      <style:text-properties style:font-name="Calibri" fo:font-size="12pt" style:font-size-asian="12pt" style:font-size-complex="12pt"/>
    </style:style>
    <style:style style:name="P17" style:family="paragraph" style:parent-style-name="Standard" style:list-style-name="L9">
      <style:text-properties style:font-name="Calibri" fo:font-size="12pt" officeooo:paragraph-rsid="001f642b" style:font-size-asian="12pt" style:font-size-complex="12pt"/>
    </style:style>
    <style:style style:name="P18" style:family="paragraph" style:parent-style-name="Standard">
      <style:text-properties style:font-name="Calibri" fo:font-size="12pt" fo:font-weight="normal" officeooo:rsid="001d145b" officeooo:paragraph-rsid="001d145b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Calibri" fo:font-size="12pt" fo:font-weight="normal" officeooo:paragraph-rsid="001d145b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Calibri" fo:font-size="12pt" fo:font-weight="normal" officeooo:paragraph-rsid="001e22a8" style:font-size-asian="12pt" style:font-weight-asian="normal" style:font-size-complex="12pt" style:font-weight-complex="normal"/>
    </style:style>
    <style:style style:name="P21" style:family="paragraph" style:parent-style-name="Standard" style:list-style-name="L12">
      <style:text-properties style:font-name="Calibri"/>
    </style:style>
    <style:style style:name="P22" style:family="paragraph" style:parent-style-name="Standard">
      <style:text-properties officeooo:paragraph-rsid="0025a10b"/>
    </style:style>
    <style:style style:name="P23" style:family="paragraph" style:parent-style-name="Standard">
      <style:text-properties officeooo:rsid="00263f36" officeooo:paragraph-rsid="00263f36"/>
    </style:style>
    <style:style style:name="P24" style:family="paragraph" style:parent-style-name="Standard">
      <style:text-properties officeooo:paragraph-rsid="00263f36"/>
    </style:style>
    <style:style style:name="P25" style:family="paragraph" style:parent-style-name="Standard" style:list-style-name="L14">
      <style:text-properties style:font-name="Calibri" fo:font-size="12pt" officeooo:rsid="001a1ecf" officeooo:paragraph-rsid="00263f36" style:font-size-asian="12pt" style:font-size-complex="12pt"/>
    </style:style>
    <style:style style:name="P26" style:family="paragraph" style:parent-style-name="Standard">
      <style:text-properties officeooo:paragraph-rsid="00278f9f"/>
    </style:style>
    <style:style style:name="P27" style:family="paragraph" style:parent-style-name="Preformatted_20_Text">
      <style:text-properties fo:font-variant="normal" fo:text-transform="none" fo:color="#000000" style:font-name="Calibri" fo:font-size="12pt" fo:letter-spacing="normal" fo:font-style="normal" fo:font-weight="normal" officeooo:rsid="0019c493" officeooo:paragraph-rsid="0019c493" style:font-size-asian="12pt" style:font-size-complex="12pt"/>
    </style:style>
    <style:style style:name="P28" style:family="paragraph" style:parent-style-name="Preformatted_20_Text">
      <style:paragraph-properties fo:margin-left="0.1043in" fo:margin-right="0in" fo:margin-top="0in" fo:margin-bottom="0in" loext:contextual-spacing="false" style:line-height-at-least="0.1665in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Calibri" fo:font-size="12pt" fo:letter-spacing="normal" fo:font-style="normal" fo:font-weight="normal" style:font-size-asian="12pt" style:font-size-complex="12pt"/>
    </style:style>
    <style:style style:name="P29" style:family="paragraph" style:parent-style-name="Preformatted_20_Text">
      <style:paragraph-properties fo:margin-left="0.1043in" fo:margin-right="0in" fo:margin-top="0in" fo:margin-bottom="0in" loext:contextual-spacing="false" style:line-height-at-least="0.1665in" fo:text-align="start" style:justify-single-word="false" fo:orphans="2" fo:widows="2" fo:text-indent="0in" style:auto-text-indent="false" fo:padding="0in" fo:border="none"/>
      <style:text-properties style:font-name="Calibri" fo:font-size="12pt" style:font-size-asian="12pt" style:font-size-complex="12pt"/>
    </style:style>
    <style:style style:name="T1" style:family="text">
      <style:text-properties fo:font-variant="normal" fo:text-transform="none" fo:color="#000000" fo:letter-spacing="normal"/>
    </style:style>
    <style:style style:name="T2" style:family="text">
      <style:text-properties fo:font-variant="normal" fo:text-transform="none" fo:color="#000000" fo:letter-spacing="normal" fo:font-style="normal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fo:font-variant="normal" fo:text-transform="none" fo:color="#000000" fo:letter-spacing="normal" fo:font-style="normal" fo:font-weight="bold"/>
    </style:style>
    <style:style style:name="T5" style:family="text">
      <style:text-properties fo:font-variant="normal" fo:text-transform="none" fo:color="#000000" fo:letter-spacing="normal" fo:font-style="normal" officeooo:rsid="001e22a8"/>
    </style:style>
    <style:style style:name="T6" style:family="text">
      <style:text-properties fo:font-variant="normal" fo:text-transform="none" fo:color="#000000" style:font-name="Calibri1" fo:font-size="10.5pt" fo:letter-spacing="normal" fo:font-style="normal"/>
    </style:style>
    <style:style style:name="T7" style:family="text">
      <style:text-properties fo:font-variant="normal" fo:text-transform="none" fo:color="#000000" style:font-name="Calibri1" fo:font-size="10.5pt" fo:letter-spacing="normal" fo:font-style="normal" fo:font-weight="normal"/>
    </style:style>
    <style:style style:name="T8" style:family="text">
      <style:text-properties fo:font-variant="normal" fo:text-transform="none" fo:color="#000000" style:font-name="Calibri1" fo:letter-spacing="normal" fo:font-style="normal"/>
    </style:style>
    <style:style style:name="T9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10" style:family="text">
      <style:text-properties fo:font-variant="normal" fo:text-transform="none" fo:color="#222222" style:font-name="arial" fo:font-size="12pt" fo:letter-spacing="normal" fo:font-style="normal" fo:font-weight="bold"/>
    </style:style>
    <style:style style:name="T11" style:family="text">
      <style:text-properties fo:font-variant="normal" fo:text-transform="none" fo:color="#222222" style:font-name="Calibri1" fo:font-size="11pt" fo:letter-spacing="normal" fo:font-style="normal"/>
    </style:style>
    <style:style style:name="T12" style:family="text">
      <style:text-properties fo:font-variant="normal" fo:text-transform="none" fo:color="#222222" style:font-name="Calibri1" fo:font-size="11pt" fo:letter-spacing="normal" fo:font-style="normal" fo:font-weight="bold"/>
    </style:style>
    <style:style style:name="T13" style:family="text">
      <style:text-properties fo:font-variant="normal" fo:text-transform="none" fo:color="#222222" style:font-name="Calibri1" fo:font-size="11pt" fo:letter-spacing="normal" fo:font-style="normal" fo:font-weight="bold" officeooo:rsid="00263f36"/>
    </style:style>
    <style:style style:name="T14" style:family="text">
      <style:text-properties fo:font-variant="normal" fo:text-transform="none" fo:color="#222222" style:font-name="Calibri1" fo:font-size="11pt" fo:letter-spacing="normal" fo:font-style="normal" officeooo:rsid="00263f36"/>
    </style:style>
    <style:style style:name="T15" style:family="text">
      <style:text-properties fo:font-variant="normal" fo:text-transform="none" fo:color="#222222" fo:font-size="11pt" fo:letter-spacing="normal" fo:font-style="normal"/>
    </style:style>
    <style:style style:name="T16" style:family="text">
      <style:text-properties fo:font-variant="normal" fo:text-transform="none" fo:color="#222222" fo:font-size="11pt" fo:letter-spacing="normal" fo:font-style="normal" fo:font-weight="bold"/>
    </style:style>
    <style:style style:name="T17" style:family="text">
      <style:text-properties fo:font-variant="normal" fo:text-transform="none" fo:color="#222222" fo:font-size="11pt" fo:letter-spacing="normal" fo:font-style="normal" officeooo:rsid="00263f36"/>
    </style:style>
    <style:style style:name="T18" style:family="text">
      <style:text-properties fo:font-variant="normal" fo:text-transform="none" fo:color="#222222" fo:letter-spacing="normal"/>
    </style:style>
    <style:style style:name="T19" style:family="text">
      <style:text-properties fo:font-variant="normal" fo:text-transform="none" fo:color="#222222" fo:letter-spacing="normal" fo:font-style="normal"/>
    </style:style>
    <style:style style:name="T20" style:family="text">
      <style:text-properties fo:font-variant="normal" fo:text-transform="none" fo:color="#222222" fo:letter-spacing="normal" fo:font-style="normal" fo:font-weight="bold"/>
    </style:style>
    <style:style style:name="T21" style:family="text">
      <style:text-properties fo:font-variant="normal" fo:text-transform="none" fo:color="#222222" fo:letter-spacing="normal" fo:font-style="normal" officeooo:rsid="00263f36"/>
    </style:style>
    <style:style style:name="T22" style:family="text">
      <style:text-properties fo:font-variant="normal" fo:text-transform="none" fo:color="#222222" style:font-name="Calibri" fo:font-size="12pt" fo:letter-spacing="normal" fo:font-style="normal" fo:font-weight="normal"/>
    </style:style>
    <style:style style:name="T23" style:family="text">
      <style:text-properties fo:font-variant="normal" fo:text-transform="none" fo:color="#222222" style:font-name="Calibri" fo:font-size="12pt" fo:letter-spacing="normal" fo:font-style="normal" fo:font-weight="normal" style:font-size-asian="12pt" style:font-size-complex="12pt"/>
    </style:style>
    <style:style style:name="T24" style:family="text">
      <style:text-properties fo:font-variant="normal" fo:text-transform="none" fo:color="#222222" style:font-name="Calibri" fo:font-size="12pt" fo:letter-spacing="normal" fo:font-style="normal" fo:font-weight="bold"/>
    </style:style>
    <style:style style:name="T25" style:family="text">
      <style:text-properties fo:font-variant="normal" fo:text-transform="none" fo:color="#222222" style:font-name="Calibri" fo:font-size="12pt" fo:letter-spacing="normal" fo:font-style="normal" fo:font-weight="bold" style:font-size-asian="12pt" style:font-size-complex="12pt"/>
    </style:style>
    <style:style style:name="T26" style:family="text">
      <style:text-properties fo:font-variant="normal" fo:text-transform="none" fo:color="#222222" style:font-name="Calibri" fo:font-size="12pt" fo:letter-spacing="normal" style:font-size-asian="12pt" style:font-size-complex="12pt"/>
    </style:style>
    <style:style style:name="T27" style:family="text">
      <style:text-properties fo:font-variant="normal" fo:text-transform="none" fo:color="#222222" style:font-name="Calibri" fo:letter-spacing="normal"/>
    </style:style>
    <style:style style:name="T28" style:family="text">
      <style:text-properties fo:font-variant="normal" fo:text-transform="none" fo:color="#636b6f" style:font-name="Raleway" fo:font-size="10.5pt" fo:letter-spacing="normal" fo:font-style="normal" fo:font-weight="normal"/>
    </style:style>
    <style:style style:name="T29" style:family="text">
      <style:text-properties fo:font-variant="normal" fo:text-transform="none" fo:color="#636b6f" fo:font-size="10.5pt" fo:letter-spacing="normal" fo:font-style="normal" fo:font-weight="normal"/>
    </style:style>
    <style:style style:name="T30" style:family="text">
      <style:text-properties fo:font-variant="normal" fo:text-transform="none" fo:color="#636b6f" fo:letter-spacing="normal" fo:font-style="normal" fo:font-weight="normal"/>
    </style:style>
    <style:style style:name="T31" style:family="text">
      <style:text-properties fo:font-variant="normal" fo:text-transform="none" fo:color="#636b6f" style:font-name="Calibri" fo:letter-spacing="normal" fo:font-style="normal" fo:font-weight="normal"/>
    </style:style>
    <style:style style:name="T32" style:family="text">
      <style:text-properties fo:font-variant="normal" fo:text-transform="none" fo:color="#636b6f" style:font-name="Calibri" fo:letter-spacing="normal" fo:font-style="normal" fo:font-weight="normal" officeooo:rsid="00263f36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1f642b" style:font-weight-asian="bold" style:font-weight-complex="bold"/>
    </style:style>
    <style:style style:name="T35" style:family="text">
      <style:text-properties fo:font-weight="bold" officeooo:rsid="0025a10b" style:font-weight-asian="bold" style:font-weight-complex="bold"/>
    </style:style>
    <style:style style:name="T36" style:family="text">
      <style:text-properties officeooo:rsid="001bdc86"/>
    </style:style>
    <style:style style:name="T37" style:family="text">
      <style:text-properties fo:color="#b22222"/>
    </style:style>
    <style:style style:name="T38" style:family="text">
      <style:text-properties style:font-name="Calibri" fo:font-size="12pt" fo:font-weight="bold" officeooo:rsid="0025a10b" style:font-size-asian="12pt" style:font-weight-asian="bold" style:font-size-complex="12pt" style:font-weight-complex="bold"/>
    </style:style>
    <style:style style:name="T39" style:family="text">
      <style:text-properties style:font-name="Calibri" fo:font-size="12pt" fo:font-weight="bold" officeooo:rsid="00263f36" style:font-size-asian="12pt" style:font-weight-asian="bold" style:font-size-complex="12pt" style:font-weight-complex="bold"/>
    </style:style>
    <style:style style:name="T40" style:family="text">
      <style:text-properties style:font-name="Calibri" officeooo:rsid="0025a10b"/>
    </style:style>
    <style:style style:name="T41" style:family="text">
      <style:text-properties officeooo:rsid="001e22a8"/>
    </style:style>
    <style:style style:name="T42" style:family="text">
      <style:text-properties fo:font-size="12pt" fo:font-weight="bold" officeooo:rsid="0025a10b" style:font-size-asian="12pt" style:font-weight-asian="bold" style:font-size-complex="12pt" style:font-weight-complex="bold"/>
    </style:style>
    <style:style style:name="T43" style:family="text">
      <style:text-properties officeooo:rsid="001f5e32"/>
    </style:style>
    <style:style style:name="T44" style:family="text">
      <style:text-properties officeooo:rsid="001d145b"/>
    </style:style>
    <style:style style:name="T45" style:family="text">
      <style:text-properties officeooo:rsid="00222b78"/>
    </style:style>
    <style:style style:name="T46" style:family="text">
      <style:text-properties officeooo:rsid="0025a10b"/>
    </style:style>
    <style:style style:name="T47" style:family="text">
      <style:text-properties officeooo:rsid="00263f36"/>
    </style:style>
    <style:style style:name="T48" style:family="text">
      <style:text-properties style:font-name="Calibri" fo:font-size="12pt" officeooo:rsid="001a1ecf" style:font-size-asian="12pt" style:font-size-complex="12pt"/>
    </style:style>
    <style:style style:name="T49" style:family="text">
      <style:text-properties style:font-name="Calibri" fo:font-size="12pt" fo:font-weight="bold" officeooo:rsid="001a1ecf" style:font-size-asian="12pt" style:font-weight-asian="bold" style:font-size-complex="12pt" style:font-weight-complex="bold"/>
    </style:style>
    <style:style style:name="T50" style:family="text">
      <style:text-properties officeooo:rsid="00278f9f"/>
    </style:style>
    <text:list-style style:name="L1">
      <text:list-level-style-bullet text:level="1" text:style-name="Bullet_20_Symbols" style:num-suffix="." text:bullet-char="•">
        <style:list-level-properties text:space-before="0.0728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0728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0728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0728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728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02in" fo:text-indent="-0.25in" fo:margin-left="0.54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02in" fo:text-indent="-0.25in" fo:margin-left="0.79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02in" fo:text-indent="-0.25in" fo:margin-left="1.04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02in" fo:text-indent="-0.25in" fo:margin-left="1.29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02in" fo:text-indent="-0.25in" fo:margin-left="1.54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02in" fo:text-indent="-0.25in" fo:margin-left="1.79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02in" fo:text-indent="-0.25in" fo:margin-left="2.04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02in" fo:text-indent="-0.25in" fo:margin-left="2.29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02in" fo:text-indent="-0.25in" fo:margin-left="2.54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02in" fo:text-indent="-0.25in" fo:margin-left="2.7902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6">1.</text:span>How do you create a Radio Button Element in Python?</text:p>
      <text:p text:style-name="P11"><text:span text:style-name="T3"><text:tab/>The </text:span><text:span text:style-name="T4">Radio button</text:span><text:span text:style-name="T1"> </text:span><text:span text:style-name="T3">is a standard Tkinter widget used to implement one-of-many selections. Radio buttons can contain text or images, and you can associate a Python function or method with each button. When the button is pressed, Tkinter automatically calls that function or method.</text:span> </text:p>
      <text:p text:style-name="P27"><text:span text:style-name="T37">from</text:span> Tkinter <text:span text:style-name="T37">import</text:span> *</text:p>
      <text:p text:style-name="P29"/>
      <text:p text:style-name="P28">master = Tk()</text:p>
      <text:p text:style-name="P29"/>
      <text:p text:style-name="P28">v = IntVar()</text:p>
      <text:p text:style-name="P2"><text:span text:style-name="T36">2.</text:span><text:span text:style-name="T19">How to terminate a line of code in Python</text:span> </text:p>
      <text:p text:style-name="P2"/>
      <text:p text:style-name="P3">3.<text:span text:style-name="T19">Enlist various Exceptions identified by Python?</text:span> </text:p>
      <text:p text:style-name="P18"><text:span text:style-name="T5"><text:tab/>1.</text:span><text:span text:style-name="T2">Exception</text:span> </text:p>
      <text:p text:style-name="P19"><text:span text:style-name="T44"><text:tab/>2.</text:span><text:span text:style-name="T2">StandardError</text:span> </text:p>
      <text:p text:style-name="P20"><text:span text:style-name="T41"><text:tab/>3.</text:span><text:span text:style-name="T2">Arithmetic Error</text:span> </text:p>
      <text:p text:style-name="P20"><text:tab/><text:span text:style-name="T41">4.</text:span><text:span text:style-name="T2">Buffer Error</text:span> </text:p>
      <text:p text:style-name="P20"><text:tab/><text:span text:style-name="T41">5.</text:span><text:span text:style-name="T2">Lookup Error</text:span> </text:p>
      <text:p text:style-name="P20"><text:span text:style-name="T41"><text:tab/>6.</text:span><text:span text:style-name="T2">Environment Error</text:span> </text:p>
      <text:p text:style-name="P4"><text:span text:style-name="T43">4.</text:span><text:span text:style-name="T19">What is the difference between input() method and raw_input() method</text:span> ?</text:p>
      <text:p text:style-name="P4"/>
      <text:p text:style-name="P4"><text:span text:style-name="T43">5.</text:span><text:span text:style-name="T19">What is the difference between a Lambda and Def?</text:span> </text:p>
      <text:p text:style-name="P13"/>
      <text:p text:style-name="P4"><text:span text:style-name="T43">6.</text:span><text:span text:style-name="T19">Which method is used to find out the location of the pointer in a file</text:span> </text:p>
      <text:p text:style-name="P4"/>
      <text:p text:style-name="P12"><text:span text:style-name="T34">7.</text:span><text:span text:style-name="T20">How is the memory management process in Python?</text:span> </text:p>
      <text:list xml:id="list1407413619" text:style-name="L9">
        <text:list-item>
          <text:p text:style-name="P17">Python memory is managed by Python private heap space. All Python objects and data</text:p>
        </text:list-item>
      </text:list>
      <text:p text:style-name="P14"><text:tab/>structures are located in a private heap. The programmer does not have an access to</text:p>
      <text:p text:style-name="P14"><text:tab/>this private heap and interpreter takes care of this Python private heap.</text:p>
      <text:list xml:id="list92637599" text:style-name="L10">
        <text:list-item>
          <text:p text:style-name="P15">The allocation of Python heap space for Python objects is done by Python memory</text:p>
        </text:list-item>
      </text:list>
      <text:p text:style-name="P14"><text:tab/>manager. The core API gives access to some tools for the programmer to code.</text:p>
      <text:list xml:id="list3342109309" text:style-name="L11">
        <text:list-item>
          <text:p text:style-name="P16">Python also have an inbuilt garbage collector, which recycle all the unused memory and</text:p>
        </text:list-item>
      </text:list>
      <text:p text:style-name="P12"><text:tab/>frees the memory and makes it available to the heap space.</text:p>
      <text:p text:style-name="P5"><text:span text:style-name="T45">8.</text:span><text:span text:style-name="T2">What is used to create Unicode string in Python?</text:span> </text:p>
      <text:p text:style-name="P6"/>
      <text:p text:style-name="P5"><text:span text:style-name="T45">9.</text:span><text:span text:style-name="T19">What are the disadvantages of python programming language?</text:span> </text:p>
      <text:list xml:id="list1358647339" text:style-name="L12">
        <text:list-item>
          <text:p text:style-name="P21">Python is slow.</text:p>
        </text:list-item>
        <text:list-item>
          <text:p text:style-name="P21">Python is not a very good language for mobile development.</text:p>
        </text:list-item>
        <text:list-item>
          <text:p text:style-name="P21">Python is not a good choice for memory intensive tasks.</text:p>
        </text:list-item>
        <text:list-item>
          <text:p text:style-name="P21">It's near impossible to build a high-graphic 3D game using Python.</text:p>
        </text:list-item>
        <text:list-item>
          <text:p text:style-name="P21">Has limitations with database access.</text:p>
        </text:list-item>
        <text:list-item>
          <text:p text:style-name="P21">Python is not good for multi-processor/multi-core work.</text:p>
        </text:list-item>
      </text:list>
      <text:p text:style-name="P7"><text:span text:style-name="T46">10.</text:span><text:span text:style-name="T18"> </text:span><text:span text:style-name="T19">What is Tkinter in Python and what is it used for?</text:span> </text:p>
      <text:p text:style-name="P8"/>
      <text:p text:style-name="P8"/>
      <text:p text:style-name="P8"/>
      <text:p text:style-name="P8"/>
      <text:p text:style-name="Standard"><text:soft-page-break/><text:span text:style-name="T35">11.</text:span><text:span text:style-name="T20">How are exceptions handled in Python?</text:span> </text:p>
      <text:p text:style-name="P22"><text:span text:style-name="T38"><text:tab/></text:span><text:span text:style-name="T23">Set up </text:span><text:span text:style-name="T25">exception handling </text:span><text:span text:style-name="T23">blocks. To use </text:span><text:span text:style-name="T25">exception handling in Python</text:span><text:span text:style-name="T23">, you first need to have a catch-all except clause. The words "try" and "except" are </text:span><text:span text:style-name="T25">Python</text:span><text:span text:style-name="T23">keywords and are used to catch </text:span><text:span text:style-name="T25">exceptions</text:span><text:span text:style-name="T23">. ... If an </text:span><text:span text:style-name="T25">exception</text:span><text:span text:style-name="T26"> </text:span><text:span text:style-name="T23">occurs, the rest of the try block will be skipped and the except clause will be executed</text:span> </text:p>
      <text:p text:style-name="P9"><text:span text:style-name="T47">12.</text:span><text:span text:style-name="T2">What Are The Core Default Modules Available In Python?</text:span> </text:p>
      <text:p text:style-name="P23"><text:span text:style-name="T49"><text:tab/></text:span><text:span text:style-name="T48">Following are a few of the default modules available in Python.</text:span></text:p>
      <text:list xml:id="list798045082" text:style-name="L14">
        <text:list-item>
          <text:p text:style-name="P25"><text:span text:style-name="T33">email</text:span> – Help to parse, handle, and generate email messages.</text:p>
        </text:list-item>
        <text:list-item>
          <text:p text:style-name="P25"><text:span text:style-name="T33">string</text:span> – Contains functions to process standard Python strings.</text:p>
        </text:list-item>
        <text:list-item>
          <text:p text:style-name="P25"><text:span text:style-name="T33">sqlite3</text:span> – Provides methods to work with the Sq Lite database.</text:p>
        </text:list-item>
        <text:list-item>
          <text:p text:style-name="P25"><text:span text:style-name="T33">XML</text:span> – Enables XML support.</text:p>
        </text:list-item>
        <text:list-item>
          <text:p text:style-name="P25"><text:span text:style-name="T33">logging</text:span> – Adds support for log classes and methods.</text:p>
        </text:list-item>
        <text:list-item>
          <text:p text:style-name="P25"><text:span text:style-name="T33">trace</text:span> <text:span text:style-name="T33">back</text:span> – Allows to extract and print stack trace details.</text:p>
        </text:list-item>
      </text:list>
      <text:p text:style-name="P10"><text:span text:style-name="T21">13.</text:span><text:span text:style-name="T19">How Can You Perform Unit Testing In Python?</text:span> </text:p>
      <text:p text:style-name="P10"/>
      <text:p text:style-name="P24"><text:span text:style-name="T39">14.</text:span><text:span text:style-name="T12">What is the difference in exception handling in python and java?</text:span> </text:p>
      <text:p text:style-name="P24"/>
      <text:p text:style-name="P26"><text:span text:style-name="T50">15.</text:span><text:span text:style-name="T7">write a code to determine the name of the object in python ?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Calibri1" svg:font-family="Calibri, sans-serif"/>
    <style:font-face style:name="Georgia" svg:font-family="Georgia"/>
    <style:font-face style:name="Mangal1" svg:font-family="Mangal"/>
    <style:font-face style:name="Open Sans" svg:font-family="'Open Sans', HelveticaNeue, 'Helvetica Neue', Helvetica, Arial, sans-serif"/>
    <style:font-face style:name="Raleway" svg:font-family="Raleway, sans-serif"/>
    <style:font-face style:name="arial" svg:font-family="arial, sans-serif"/>
    <style:font-face style:name="inherit" svg:font-family="inherit"/>
    <style:font-face style:name="monospace" svg:font-family="monospace"/>
    <style:font-face style:name="q serif" svg:font-family="'q serif', Georgia, Times, 'Times New Roman', 'Hiragino Kaku Gothic Pro', Meiryo, serif"/>
    <style:font-face style:name="sans-serif" svg:font-family="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3:29:07.433000000</meta:creation-date>
    <dc:date>2017-11-07T15:23:17.318000000</dc:date>
    <meta:editing-duration>PT54M50S</meta:editing-duration>
    <meta:editing-cycles>9</meta:editing-cycles>
    <meta:generator>LibreOffice/5.3.2.2$Windows_X86_64 LibreOffice_project/6cd4f1ef626f15116896b1d8e1398b56da0d0ee1</meta:generator>
    <meta:document-statistic meta:table-count="0" meta:image-count="0" meta:object-count="0" meta:page-count="2" meta:paragraph-count="46" meta:word-count="477" meta:character-count="2813" meta:non-whitespace-character-count="2357"/>
  </office:meta>
</office:document-meta>
</file>